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3" style:base-cell-address="Sheet1.H2"/>
    </style:style>
    <style:style style:name="ce2" style:family="table-cell" style:parent-style-name="Default">
      <style:map style:condition="cell-content()=&quot;yes&quot;" style:apply-style-name="Untitled1" style:base-cell-address="Sheet1.L2"/>
      <style:map style:condition="cell-content()=&quot;paraphrase&quot;" style:apply-style-name="Untitled2" style:base-cell-address="Sheet1.L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2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Default" office:value-type="string" calcext:value-type="string">
            <text:p><text:s/>Diagonal&gt;=2</text:p>
          </table:table-cell>
          <table:table-cell table:style-name="Default" office:value-type="string" calcext:value-type="string">
            <text:p><text:s/>Diagonal &gt;=3</text:p>
          </table:table-cell>
          <table:table-cell table:style-name="Default" office:value-type="string" calcext:value-type="string">
            <text:p><text:s/>Diagonal&gt;=4</text:p>
          </table:table-cell>
          <table:table-cell table:style-name="Default" office:value-type="string" calcext:value-type="string">
            <text:p><text:s/>Diagonal&gt;=5</text:p>
          </table:table-cell>
          <table:table-cell table:style-name="Default" office:value-type="string" calcext:value-type="string">
            <text:p>Cosine</text:p>
          </table:table-cell>
          <table:table-cell table:style-name="ce3" office:value-type="string" calcext:value-type="string">
            <text:p>Jaccard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esonable</text:p>
          </table:table-cell>
          <table:table-cell office:value-type="string" calcext:value-type="string">
            <text:p>unresonable</text:p>
          </table:table-cell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formula="of:=[.S2]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/>
          <table:table-cell table:number-columns-repeated="2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table:formula="of:=[.S3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S6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at G.12</text:p>
          </table:table-cell>
          <table:table-cell office:value-type="string" calcext:value-type="string">
            <text:p>it.fr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.8169014084507" calcext:value-type="float">
            <text:p>2.816901408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S7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5"/>
          <table:table-cell table:formula="of:=SUM([.S2:.S7])" office:value-type="float" office:value="33" calcext:value-type="float">
            <text:p>33</text:p>
          </table:table-cell>
          <table:table-cell table:formula="of:=SUM([.T2:.T3])" office:value-type="float" office:value="21" calcext:value-type="float">
            <text:p>21</text:p>
          </table:table-cell>
          <table:table-cell table:formula="of:=SUM([.U4:.U5])" office:value-type="float" office:value="2" calcext:value-type="float">
            <text:p>2</text:p>
          </table:table-cell>
          <table:table-cell table:formula="of:=[.V6]" office:value-type="float" office:value="3" calcext:value-type="float">
            <text:p>3</text:p>
          </table:table-cell>
          <table:table-cell table:formula="of:=[.W7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de.fr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.17460317460317" calcext:value-type="float">
            <text:p>3.1746031746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a Littoria</text:p>
          </table:table-cell>
          <table:table-cell office:value-type="string" calcext:value-type="string">
            <text:p>de.fr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NT Z.1007</text:p>
          </table:table-cell>
          <table:table-cell office:value-type="string" calcext:value-type="string">
            <text:p>de.fr</text:p>
          </table:table-cell>
          <table:table-cell office:value-type="float" office:value="0.148936170212766" calcext:value-type="float">
            <text:p>0.1489361702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3.44827586206897" calcext:value-type="float">
            <text:p>3.4482758621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219512195121951" calcext:value-type="float">
            <text:p>0.219512195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it.fr</text:p>
          </table:table-cell>
          <table:table-cell office:value-type="float" office:value="0.227272727272727" calcext:value-type="float">
            <text:p>0.227272727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21.4285714285714" calcext:value-type="float">
            <text:p>2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3"/>
          <table:table-cell office:value-type="string" calcext:value-type="string">
            <text:p>perfect</text:p>
          </table:table-cell>
          <table:table-cell table:formula="of:=([.T8]/[.S8])*100" office:value-type="float" office:value="63.6363636363636" calcext:value-type="float">
            <text:p>63.63636363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lini Impregilo</text:p>
          </table:table-cell>
          <table:table-cell office:value-type="string" calcext:value-type="string">
            <text:p>de.fr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.125" calcext:value-type="float">
            <text:p>3.12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ok</text:p>
          </table:table-cell>
          <table:table-cell table:formula="of:=(([.T8]+[.V8])/[.S8])*100" office:value-type="float" office:value="72.7272727272727" calcext:value-type="float">
            <text:p>72.72727272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ing Long</text:p>
          </table:table-cell>
          <table:table-cell office:value-type="string" calcext:value-type="string">
            <text:p>it.fr</text:p>
          </table:table-cell>
          <table:table-cell office:value-type="float" office:value="0.258064516129032" calcext:value-type="float">
            <text:p>0.258064516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ad</text:p>
          </table:table-cell>
          <table:table-cell table:formula="of:=(([.U8]+[.W8])/[.S8])*100" office:value-type="float" office:value="27.2727272727273" calcext:value-type="float">
            <text:p>27.27272727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io Linee Italiane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ally bad</text:p>
          </table:table-cell>
          <table:table-cell table:formula="of:=([.U8]/[.S8])*100" office:value-type="float" office:value="6.06060606060606" calcext:value-type="float">
            <text:p>6.0606060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de.fr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1.25" calcext:value-type="float">
            <text:p>31.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318181818181818" calcext:value-type="float">
            <text:p>0.318181818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6.25" calcext:value-type="float">
            <text:p>6.25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it.fr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7.6470588235294" calcext:value-type="float">
            <text:p>17.6470588235</text:p>
          </table:table-cell>
          <table:table-cell office:value-type="float" office:value="54.5454545454545" calcext:value-type="float">
            <text:p>54.54545454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de.fr</text:p>
          </table:table-cell>
          <table:table-cell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9.1304347826087" calcext:value-type="float">
            <text:p>39.130434782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375" calcext:value-type="float">
            <text:p>0.37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.4347826086957" calcext:value-type="float">
            <text:p>30.4347826087</text:p>
          </table:table-cell>
          <table:table-cell office:value-type="float" office:value="43.75" calcext:value-type="float">
            <text:p>43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it.fr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it.fr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de.fr</text:p>
          </table:table-cell>
          <table:table-cell office:value-type="float" office:value="0.555555555555556" calcext:value-type="float">
            <text:p>0.555555555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5.5555555555556" calcext:value-type="float">
            <text:p>55.5555555556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.564102564102564" calcext:value-type="float">
            <text:p>0.56410256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9.3103448275862" calcext:value-type="float">
            <text:p>29.3103448276</text:p>
          </table:table-cell>
          <table:table-cell office:value-type="float" office:value="12.3188405797101" calcext:value-type="float">
            <text:p>12.3188405797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it.fr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69.4444444444444" calcext:value-type="float">
            <text:p>69.4444444444</text:p>
          </table:table-cell>
          <table:table-cell office:value-type="float" office:value="73.5294117647059" calcext:value-type="float">
            <text:p>73.5294117647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7.7777777777778" calcext:value-type="float">
            <text:p>77.7777777778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it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3.8095238095238" calcext:value-type="float">
            <text:p>23.8095238095</text:p>
          </table:table-cell>
          <table:table-cell office:value-type="float" office:value="31.25" calcext:value-type="float">
            <text:p>31.25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de.fr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8.4615384615385" calcext:value-type="float">
            <text:p>38.4615384615</text:p>
          </table:table-cell>
          <table:table-cell office:value-type="float" office:value="61.7647058823529" calcext:value-type="float">
            <text:p>61.7647058824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paraphr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it.fr</text:p>
          </table:table-cell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3.75" calcext:value-type="float">
            <text:p>93.75</text:p>
          </table:table-cell>
          <table:table-cell office:value-type="float" office:value="65.2173913043478" calcext:value-type="float">
            <text:p>65.2173913043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it.fr</text:p>
          </table:table-cell>
          <table:table-cell office:value-type="float" office:value="0.76" calcext:value-type="float">
            <text:p>0.7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9.4202898550725" calcext:value-type="float">
            <text:p>59.4202898551</text:p>
          </table:table-cell>
          <table:table-cell office:value-type="float" office:value="70.6896551724138" calcext:value-type="float">
            <text:p>70.6896551724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"/>
        </table:table-row>
        <calcext:conditional-formats>
          <calcext:conditional-format calcext:target-range-address="Sheet1.L2:Sheet1.M34">
            <calcext:condition calcext:apply-style-name="Untitled1" calcext:value="=&quot;yes&quot;" calcext:base-cell-address="Sheet1.L2"/>
            <calcext:condition calcext:apply-style-name="Untitled2" calcext:value="=&quot;paraphrase&quot;" calcext:base-cell-address="Sheet1.L2"/>
          </calcext:conditional-format>
          <calcext:conditional-format calcext:target-range-address="Sheet1.H2:Sheet1.K34">
            <calcext:condition calcext:apply-style-name="Untitled3" calcext:value="=&quot;yes&quot;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M34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0066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09:52:57.218791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3T09:57:14.121015743</dc:date>
    <meta:generator>LibreOffice/4.2.8.2$Linux_X86_64 LibreOffice_project/420m0$Build-2</meta:generator>
    <meta:editing-duration>P0D</meta:editing-duration>
    <meta:editing-cycles>3</meta:editing-cycles>
    <meta:document-statistic meta:table-count="1" meta:cell-count="486" meta:object-count="0"/>
  </office:meta>
</office:document-meta>
</file>